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Find Titanis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span text:style-name="T2">Unlock: thorns</text:span></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glowing crystal <text:s/><text:span text:style-name="T2">Unlock: JetPack</text:span></text:p>
      <text:p text:style-name="P1">7.) Clear Cave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droppable item <text:s text:c="7"/><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 <text:span text:style-name="T2">Unlock: crit damage</text:span></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text:span text:style-name="T2">Unlock: healing effectiveness</text:span></text:p>
      <text:p text:style-name="P1">12.) Destroy the commando weapons cache <text:s/>-(tank) </text:p>
      <text:p text:style-name="P5"><text:tab/>Main Quest: destroy the commando weapon cache</text:p>
      <text:p text:style-name="P5"><text:tab/>Side Quest: <text:s/>destroy grenade cache</text:p>
      <text:p text:style-name="P1">13.) Kill the 3 elite commandos</text:p>
      <text:p text:style-name="P1"><text:s text:c="12"/><text:span text:style-name="T1">Main Quest: <text:s/>Kill the elite commandos</text:span></text:p>
      <text:p text:style-name="P5"><text:tab/>Side Quest: <text:s/>Collect technology off of dead tank </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right click a thing</text:p>
      <text:p text:style-name="P5"/>
      <text:p text:style-name="P1">17.) Kill Boss <text:s text:c="2"/><text:span text:style-name="T2">Final Boss: Vexx</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The locals call this place Titanis. Apparently they have been under attack by strange creatures from the desert. I parked the truck near the middle of town, we can use it as a staging area to run missions from. The first order of business is to get the towns antenna up and working again. Use the control panel on the danger cart to select </text:p>
      <text:p text:style-name="P12"><text:s text:c="27"/>the mission. Before you head out, click on your weapon rack next to the truck to give yourself a new skill."</text:p>
      <text:p text:style-name="P4"/>
      <text:p text:style-name="P4"><text:s text:c="4"/><text:span text:style-name="T2">Brice</text:span>: </text:p>
      <text:p text:style-name="P10"><text:s text:c="13"/>Dialogue: "Welcome to Titanis! I am the blacksmith in town. It looks like your gear could use a few upgrades. Unfortunately, <text:s/>my power supply has been damaged and I wont be able to upgrade your gear until I get a new one. "</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5-02-12T18:07:24.59</dc:date>
    <meta:editing-duration>P6DT4H42M25S</meta:editing-duration>
    <meta:editing-cycles>136</meta:editing-cycles>
    <meta:generator>OpenOffice.org/3.4.1$Win32 OpenOffice.org_project/341m1$Build-9593</meta:generator>
    <meta:document-statistic meta:table-count="0" meta:image-count="0" meta:object-count="0" meta:page-count="4" meta:paragraph-count="123" meta:word-count="1180" meta:character-count="7585"/>
  </office:meta>
</office:document-meta>
</file>